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Heading_20_4">
      <style:text-properties fo:language="en" fo:country="US"/>
    </style:style>
    <style:style style:name="P3" style:family="paragraph" style:parent-style-name="Heading_20_2">
      <style:text-properties fo:language="en" fo:country="US"/>
    </style:style>
    <style:style style:name="P4" style:family="paragraph" style:parent-style-name="Standard" style:list-style-name="L1">
      <style:paragraph-properties fo:text-align="justify" style:justify-single-word="false"/>
      <style:text-properties fo:language="en" fo:country="US"/>
    </style:style>
    <style:style style:name="P5" style:family="paragraph" style:parent-style-name="List_20_Paragraph" style:list-style-name="WWNum4">
      <style:text-properties fo:language="en" fo:country="US"/>
    </style:style>
    <style:style style:name="P6" style:family="paragraph" style:parent-style-name="List_20_Paragraph" style:list-style-name="WWNum4">
      <style:paragraph-properties fo:text-align="justify" style:justify-single-word="false"/>
      <style:text-properties fo:language="en" fo:country="US"/>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6cm" fo:text-indent="-0.635cm" fo:margin-left="7.12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Programming a BW4T agent</text:h>
      <text:p text:style-name="P1">To program your own BW4T agent, use the same actions as specified in the demorobot. You can <text:s/>choose to change the pre- and post conditions of each action.</text:p>
      <text:p text:style-name="P1"/>
      <text:p text:style-name="P1">Percepts are retrieved automatically by GOAL, see the percept specifications for what percepts you can expect.</text:p>
      <text:p text:style-name="P1"/>
      <text:p text:style-name="P1">In order for messages received by other GOAL agents to appear on the GUI of your agent, you should add the following lines to your GOAL agent’s code:</text:p>
      <text:list xml:id="list35549954" text:style-name="WWNum4">
        <text:list-item>
          <text:p text:style-name="P5">Add the following line to your knowledge base:<text:line-break/>#import “messageTranslation”.</text:p>
        </text:list-item>
        <text:list-item>
          <text:p text:style-name="P5">Add the following line at the end of your goal file.<text:line-break/>#import “message.mod2g”.</text:p>
        </text:list-item>
        <text:list-item>
          <text:p text:style-name="P5">Add the following line to the start of your event module:<text:line-break/>if bel(true) then message.<text:line-break/>This will make sure that the message module that was just imported will be run first when entering the event module.</text:p>
        </text:list-item>
        <text:list-item>
          <text:p text:style-name="P6">Your own message handling code should be performed after this line and should delete any messages after handling them. Otherwise they will be continuously posted to the GUI as they are not deleted by the message module. If you don’t do any message handling yet you can add the following line below the one provided in step 3 to delete all received messages:<text:line-break/>forall bel(received(Agt,Msg)) do delete(received(Agt,Msg)).</text:p>
        </text:list-item>
      </text:list>
      <text:h text:style-name="P2" text:outline-level="4">Testing your agent</text:h>
      <text:p text:style-name="P1">In order to test your agent you should edit the bw4t2.mas2g file as follows.</text:p>
      <text:list xml:id="list35548278" text:style-name="L1">
        <text:list-item>
          <text:p text:style-name="P4">Add your agent to the agentfiles list.</text:p>
        </text:list-item>
        <text:list-item>
          <text:p text:style-name="P4">Add a line to the launchpolicy (copy the line of the demorobot and replace 'demorobot' with the name of your agent).</text:p>
        </text:list-item>
      </text:list>
      <text:p text:style-name="P1">Make sure that you set GOAL to launch the desired number of your agent. Also make sure that the initialization parameter of agentcount is not set to 0 as then only humanbots will be loaded.</text:p>
      <text:p text:style-name="P1"/>
      <text:p text:style-name="P1">Note that besides in the bw4t2.mas2g file, the number of agents is also specified map that you use. This number determines the maximum amount of bots that can appear on the map. If the maximum number of agents to be launched as specified in the bw4t2.mas2g file is <text:span text:style-name="T1">bigger </text:span>than the number of agents specified in the map, some of the agents will not appear on the map and not be part of the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5T16:56:01</meta:creation-date>
    <dc:date>2013-02-25T15:40:17.02</dc:date>
    <meta:editing-duration>PT25M29S</meta:editing-duration>
    <meta:editing-cycles>8</meta:editing-cycles>
    <meta:generator>OpenOffice.org/3.3$Win32 OpenOffice.org_project/330m20$Build-9567</meta:generator>
    <meta:document-statistic meta:table-count="0" meta:image-count="0" meta:object-count="0" meta:page-count="1" meta:paragraph-count="14" meta:word-count="365" meta:character-count="2049"/>
  </office:meta>
</office:document-meta>
</file>